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er">
      <style:paragraph-properties fo:text-align="center" style:justify-single-word="false" style:border-line-width="0cm 0.004cm 0.002cm" fo:padding="0.049cm" fo:border="0.06pt double #000000" style:shadow="#808080 -0.176cm 0.176cm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497cm">
          <style:column-sep style:width="0.009cm" style:color="#000000" style:height="100%" style:style="solid"/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UNIDADES AUTÓNOMAS</text:p>
      <text:p text:style-name="P1"/>
      <text:section text:style-name="Sect1" text:name="Sección1">
        <text:p text:style-name="P2">CATALUNYA</text:p>
        <text:p text:style-name="P1">El turismo, el diseño y la arquitectura y un itinerario por las artes plásticas catalanas. Además de contar con exhibiciones semanales, pero al mismo tiempo profundiza en la forma en que Pakistán une la filosofía antigua con la moderna.</text:p>
        <text:p text:style-name="P1"><text:s/></text:p>
        <text:p text:style-name="P2">COMUNITAT VALENCIANA</text:p>
        <text:p text:style-name="P1">Serán exposiciones temporales, de dos días sobre Moros y Cristianos, cerámica industrial, el juguete y la moda infantil, la artesanía diseñada y por el fuego en el calendario festivo de la Comunidad. <text:s/>También la escenificación del Misteri D’Elx y la cremá de una falla.</text:p>
      </text:section>
      <text:p text:style-name="P1"/>
      <text:p text:style-name="P5"><text:span text:style-name="T1"/></text:p>
      <text:p text:style-name="P6"><text:span text:style-name="T1">LA ACADEMIA</text:span> </text:p>
      <text:p text:style-name="P1"/>
      <text:section text:style-name="Sect2" text:name="Sección2">
        <text:p text:style-name="P2">MECANOGRAFÍA</text:p>
        <text:p text:style-name="P1"/>
        <text:p text:style-name="P1">Correcto aprendizaje con todos los dedos sin mirar al teclado en 28 horas. Velocidad hasta 400 pulsaciones por minuto. Tratamiento de textos por ordenador, etc.</text:p>
        <text:p text:style-name="P1"><text:s/></text:p>
        <text:p text:style-name="P2">OFIMATICA</text:p>
        <text:p text:style-name="P1"/>
        <text:p text:style-name="P1">Prácticas de oficina por ordenador, tratamiento de textos, control de stocks, facturación, etc. </text:p>
        <text:p text:style-name="P1"/>
        <text:p text:style-name="P2">CONTABILIDAD</text:p>
        <text:p text:style-name="P1"/>
        <text:p text:style-name="P1">Plan General Contable. Aplicaciones del IVA y otros impuestos, análisis de contabilidad, auditorías, etc.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justify" style:justify-single-word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style:border-line-width="0cm 0.004cm 0.002cm" fo:padding="0.049cm" fo:border="0.06pt double #000000" style:shadow="#808080 -0.176cm 0.176cm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ES MARÍA INMACULADA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ombre Apellidos</meta:initial-creator>
    <meta:creation-date>2014-03-21T09:52:23.174000000</meta:creation-date>
    <dc:date>2021-11-25T11:04:51.641896485</dc:date>
    <meta:editing-duration>PT23M36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16" meta:word-count="149" meta:character-count="984" meta:non-whitespace-character-count="844"/>
  </office:meta>
</office:document-meta>
</file>